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071cm" svg:stroke-color="#89a4a7" svg:stroke-opacity="90%" draw:stroke-linejoin="miter" svg:stroke-linecap="square" draw:fill="solid" draw:fill-color="#8080ff" draw:opacity="50%" draw:textarea-horizontal-align="justify" draw:textarea-vertical-align="middle" draw:auto-grow-height="false" fo:min-height="12.447cm" fo:min-width="12.5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2">
      <style:graphic-properties draw:stroke="solid" svg:stroke-width="0.071cm" svg:stroke-color="#ff0000" svg:stroke-opacity="90%" draw:stroke-linejoin="miter" svg:stroke-linecap="square" draw:fill="solid" draw:fill-color="#ff8080" draw:opacity="50%" draw:textarea-horizontal-align="justify" draw:textarea-vertical-align="middle" draw:auto-grow-height="false" fo:min-height="12.447cm" fo:min-width="13.3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2">
      <style:graphic-properties draw:stroke="solid" svg:stroke-width="0.071cm" svg:stroke-color="#ff0000" draw:stroke-linejoin="miter" svg:stroke-linecap="square" draw:fill="solid" draw:fill-color="#ff8080" draw:textarea-horizontal-align="justify" draw:textarea-vertical-align="middle" draw:auto-grow-height="false" fo:min-height="2.447cm" fo:min-width="5.5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svg:stroke-color="#000000" draw:fill="solid" draw:fill-color="#e6e6e6" draw:auto-grow-height="true" draw:auto-grow-width="false" fo:max-height="0cm" fo:min-height="0.312cm"/>
    </style:style>
    <style:style style:name="gr5" style:family="graphic" style:parent-style-name="standard" style:list-style-name="L2">
      <style:graphic-properties draw:stroke="solid" svg:stroke-width="0.071cm" svg:stroke-color="#ff0000" draw:stroke-linejoin="miter" svg:stroke-linecap="square" draw:fill="solid" draw:fill-color="#ff8080" draw:textarea-horizontal-align="justify" draw:textarea-vertical-align="middle" draw:auto-grow-height="false" fo:min-height="2.447cm" fo:min-width="5.5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2.43cm" fo:min-width="5.5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solid" svg:stroke-width="0.071cm" svg:stroke-color="#ff0000" draw:stroke-linejoin="miter" svg:stroke-linecap="square" draw:fill="solid" draw:fill-color="#ff8080" draw:textarea-horizontal-align="justify" draw:textarea-vertical-align="bottom" draw:auto-grow-height="false" fo:min-height="0.94cm" fo:min-width="1.3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solid" svg:stroke-width="0.071cm" svg:stroke-color="#ff0000" draw:stroke-linejoin="miter" svg:stroke-linecap="square" draw:fill="solid" draw:fill-color="#ff8080" draw:textarea-horizontal-align="justify" draw:textarea-vertical-align="bottom" draw:auto-grow-height="false" fo:min-height="0.94cm" fo:min-width="1.3cm" fo:padding-top="0.13cm" fo:padding-bottom="0.13cm" fo:padding-left="0.25cm" fo:padding-right="0.25cm" fo:wrap-option="wrap" draw:shadow-color="#808080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 style:list-style-name="L2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0.94cm" fo:min-width="1.3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0.94cm" fo:min-width="1.3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0.94cm" fo:min-width="1.3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0.94cm" fo:min-width="1.3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8080ff" draw:opacity="50%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2" style:family="paragraph">
      <loext:graphic-properties draw:fill="solid" draw:fill-color="#ff8080" draw:opacity="50%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4" style:family="paragraph">
      <loext:graphic-properties draw:fill="solid" draw:fill-color="#ff808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5" style:family="paragraph">
      <style:paragraph-properties fo:margin-left="0cm" fo:margin-right="0cm" fo:text-align="center" fo:text-indent="0cm" style:punctuation-wrap="hanging"/>
    </style:style>
    <style:style style:name="P6" style:family="paragraph">
      <loext:graphic-properties draw:fill="solid" draw:fill-color="#e6e6e6"/>
      <style:paragraph-properties fo:margin-left="0cm" fo:margin-right="0cm" fo:text-align="center" fo:text-indent="0cm" style:punctuation-wrap="hanging"/>
    </style:style>
    <style:style style:name="P7" style:family="paragraph">
      <loext:graphic-properties draw:fill="solid" draw:fill-color="#8080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7.6000003814697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1" style:family="paragraph">
      <loext:graphic-properties draw:fill="solid" draw:fill-color="#8080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17.6000003814697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T1" style:family="text">
      <style:text-properties style:font-name="Cambria" fo:font-size="17.6000003814697pt" fo:language="de" fo:country="DE" style:language-asian="de" style:country-asian="DE" style:language-complex="de" style:country-complex="DE"/>
    </style:style>
    <style:style style:name="T2" style:family="text">
      <style:text-properties style:font-name="Cambria" fo:font-size="17.6000003814697pt" fo:language="de" fo:country="DE" style:letter-kerning="false" style:font-size-asian="24pt" style:language-asian="de" style:country-asian="DE" style:font-size-complex="24pt" style:language-complex="de" style:country-complex="DE"/>
    </style:style>
    <style:style style:name="T3" style:family="text">
      <style:text-properties style:text-position="-33% 58%" style:font-name="Cambria" fo:font-size="17.6000003814697pt" fo:language="de" fo:country="DE" style:language-asian="de" style:country-asian="DE" style:language-complex="de" style:country-complex="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mic Sans MS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mic Sans MS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mic Sans MS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hteck 32" draw:style-name="gr1" draw:text-style-name="P1" draw:layer="layout" svg:width="13cm" svg:height="12.707cm" svg:x="14cm" svg:y="2.293cm">
          <text:list text:style-name="L3">
            <text:list-header>
              <text:p><text:span text:style-name="T1"/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hteck 1" draw:style-name="gr2" draw:text-style-name="P2" draw:layer="layout" svg:width="13.8cm" svg:height="12.707cm" svg:x="0.2cm" svg:y="2.293cm">
          <text:list text:style-name="L3">
            <text:list-header>
              <text:p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hteck 1" draw:style-name="gr3" draw:text-style-name="P4" draw:layer="layout" svg:width="6cm" svg:height="2.707cm" svg:x="5.4cm" svg:y="5.193cm">
          <text:list text:style-name="L1">
            <text:list-header>
              <text:p text:style-name="P3"><text:span text:style-name="T1">Ideal Functionality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7cm" svg:height="1.699cm" svg:x="11.9cm" svg:y="16.038cm">
          <draw:text-box>
            <text:p text:style-name="P5"><text:span text:style-name="T2">Environment/</text:span></text:p>
            <text:p text:style-name="P5"><text:span text:style-name="T2">Distinguisher</text:span></text:p>
          </draw:text-box>
        </draw:frame>
        <draw:custom-shape draw:name="Rechteck 1" draw:style-name="gr5" draw:text-style-name="P4" draw:layer="layout" svg:width="6cm" svg:height="2.707cm" svg:x="2.1cm" svg:y="9.693cm">
          <text:list text:style-name="L1">
            <text:list-header>
              <text:p text:style-name="P3"><text:span text:style-name="T1">Attack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hteck 32" draw:style-name="gr6" draw:text-style-name="P7" draw:layer="layout" svg:width="6cm" svg:height="2.69cm" svg:x="19.7cm" svg:y="9.51cm">
          <text:list text:style-name="L1">
            <text:list-header>
              <text:p text:style-name="P3"><text:span text:style-name="T1">Attack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hteck 1" draw:style-name="gr7" draw:text-style-name="P4" draw:layer="layout" svg:width="1.8cm" svg:height="1.2cm" svg:x="2.2cm" svg:y="5.9cm">
          <text:list text:style-name="L2">
            <text:list-header>
              <text:p text:style-name="P8"><text:span text:style-name="T1">P</text:span><text:span text:style-name="T3">i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hteck 1" draw:style-name="gr8" draw:text-style-name="P4" draw:layer="layout" svg:width="1.8cm" svg:height="1.2cm" svg:x="11.8cm" svg:y="9cm">
          <text:list text:style-name="L2">
            <text:list-header>
              <text:p text:style-name="P8"><text:span text:style-name="T1">P</text:span><text:span text:style-name="T3">j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9" draw:layer="layout" svg:x1="11.4cm" svg:y1="6.4cm" svg:x2="13cm" svg:y2="9cm">
          <text:p/>
        </draw:line>
        <draw:line draw:style-name="gr9" draw:text-style-name="P9" draw:layer="layout" svg:x1="3.8cm" svg:y1="6.6cm" svg:x2="5.4cm" svg:y2="6.6cm">
          <text:p/>
        </draw:line>
        <draw:line draw:style-name="gr9" draw:text-style-name="P9" draw:layer="layout" svg:x1="3cm" svg:y1="7.1cm" svg:x2="3cm" svg:y2="9.693cm">
          <text:p/>
        </draw:line>
        <draw:line draw:style-name="gr9" draw:text-style-name="P9" draw:layer="layout" svg:x1="11.8cm" svg:y1="9.6cm" svg:x2="8.1cm" svg:y2="11.2cm">
          <text:p/>
        </draw:line>
        <draw:line draw:style-name="gr9" draw:text-style-name="P9" draw:layer="layout" svg:x1="5.2cm" svg:y1="12.4cm" svg:x2="11.8cm" svg:y2="16.593cm">
          <text:p/>
        </draw:line>
        <draw:line draw:style-name="gr9" draw:text-style-name="P9" draw:layer="layout" svg:x1="23cm" svg:y1="12.2cm" svg:x2="16.6cm" svg:y2="16.6cm">
          <text:p/>
        </draw:line>
        <draw:custom-shape draw:name="Rechteck 32" draw:style-name="gr10" draw:text-style-name="P11" draw:layer="layout" svg:width="1.8cm" svg:height="1.2cm" svg:x="16.6cm" svg:y="5cm">
          <text:list text:style-name="L1">
            <text:list-header>
              <text:p text:style-name="P10"><text:span text:style-name="T1">P</text:span><text:span text:style-name="T3">i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hteck 32" draw:style-name="gr11" draw:text-style-name="P11" draw:layer="layout" svg:width="1.8cm" svg:height="1.2cm" svg:x="22.8cm" svg:y="5cm">
          <text:list text:style-name="L1">
            <text:list-header>
              <text:p text:style-name="P10"><text:span text:style-name="T1">P</text:span><text:span text:style-name="T3">j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hteck 32" draw:style-name="gr12" draw:text-style-name="P11" draw:layer="layout" svg:width="1.8cm" svg:height="1.2cm" svg:x="16.6cm" svg:y="7.2cm">
          <text:list text:style-name="L1">
            <text:list-header>
              <text:p text:style-name="P10"><text:span text:style-name="T1">P</text:span><text:span text:style-name="T3">k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hteck 32" draw:style-name="gr13" draw:text-style-name="P11" draw:layer="layout" svg:width="1.8cm" svg:height="1.2cm" svg:x="22.8cm" svg:y="7.1cm">
          <text:list text:style-name="L1">
            <text:list-header>
              <text:p text:style-name="P10"><text:span text:style-name="T1">P</text:span><text:span text:style-name="T3">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9" draw:layer="layout" svg:x1="18.4cm" svg:y1="5.6cm" svg:x2="22.8cm" svg:y2="5.6cm">
          <text:p/>
        </draw:line>
        <draw:line draw:style-name="gr9" draw:text-style-name="P9" draw:layer="layout" svg:x1="18.4cm" svg:y1="7.8cm" svg:x2="22.8cm" svg:y2="7.8cm">
          <text:p/>
        </draw:line>
        <draw:line draw:style-name="gr9" draw:text-style-name="P9" draw:layer="layout" svg:x1="18.4cm" svg:y1="5.6cm" svg:x2="22.8cm" svg:y2="7.8cm">
          <text:p/>
        </draw:line>
        <draw:line draw:style-name="gr9" draw:text-style-name="P9" draw:layer="layout" svg:x1="18.4cm" svg:y1="7.8cm" svg:x2="22.8cm" svg:y2="5.6cm">
          <text:p/>
        </draw:line>
        <draw:line draw:style-name="gr9" draw:text-style-name="P9" draw:layer="layout" svg:x1="17.4cm" svg:y1="8.4cm" svg:x2="19.7cm" svg:y2="11cm">
          <text:p/>
        </draw:line>
        <draw:line draw:style-name="gr9" draw:text-style-name="P9" draw:layer="layout" svg:x1="23.6cm" svg:y1="9.51cm" svg:x2="23.6cm" svg:y2="8.3cm">
          <text:p/>
        </draw:line>
        <draw:frame draw:style-name="gr14" draw:text-style-name="P12" draw:layer="layout" svg:width="3.8cm" svg:height="0.962cm" svg:x="4.9cm" svg:y="2.6cm">
          <draw:text-box>
            <text:p>Ideal World</text:p>
          </draw:text-box>
        </draw:frame>
        <draw:frame draw:style-name="gr15" draw:text-style-name="P12" draw:layer="layout" svg:width="3.8cm" svg:height="0.962cm" svg:x="18.8cm" svg:y="2.6cm">
          <draw:text-box>
            <text:p>Real World</text:p>
          </draw:text-box>
        </draw:fram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16:16:23.728018941</meta:creation-date>
    <dc:date>2015-12-26T14:05:35.983696478</dc:date>
    <meta:editing-duration>P5DT21H34M1S</meta:editing-duration>
    <meta:editing-cycles>4</meta:editing-cycles>
    <meta:generator>LibreOffice/4.4.7.2$Linux_X86_64 LibreOffice_project/40m0$Build-2</meta:generator>
    <meta:document-statistic meta:object-count="49"/>
  </office:meta>
</office:document-meta>
</file>